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1E052284E17A69D2312.png" manifest:media-type="image/png"/>
  <manifest:file-entry manifest:full-path="Pictures/1000000100000280000001E001729A42D8FC3FD8.png" manifest:media-type="image/png"/>
  <manifest:file-entry manifest:full-path="Pictures/1000000100000280000001E02CED82C0907261EA.png" manifest:media-type="image/png"/>
  <manifest:file-entry manifest:full-path="Pictures/1000000100000280000001E059819D79A01F28A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9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cm" svg:height="9cm" svg:x="0.65cm" svg:y="1.85cm">
          <draw:image xlink:href="Pictures/1000000100000280000001E052284E17A69D2312.png" xlink:type="simple" xlink:show="embed" xlink:actuate="onLoad" draw:mime-type="image/png">
            <text:p/>
          </draw:image>
        </draw:frame>
        <draw:frame draw:style-name="gr2" draw:text-style-name="P2" draw:layer="layout" svg:width="2.898cm" svg:height="0.962cm" svg:x="1.55cm" svg:y="1.188cm">
          <draw:text-box>
            <text:p>Sommer</text:p>
          </draw:text-box>
        </draw:frame>
        <draw:frame draw:style-name="gr1" draw:text-style-name="P1" draw:layer="layout" svg:width="12cm" svg:height="9cm" svg:x="0.9cm" svg:y="19.65cm">
          <draw:image xlink:href="Pictures/1000000100000280000001E001729A42D8FC3FD8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8.999cm" svg:x="1.15cm" svg:y="11.1cm">
          <draw:image xlink:href="Pictures/1000000100000280000001E02CED82C0907261EA.png" xlink:type="simple" xlink:show="embed" xlink:actuate="onLoad" draw:mime-type="image/png">
            <text:p/>
          </draw:image>
        </draw:frame>
        <draw:frame draw:style-name="gr1" draw:text-style-name="P1" draw:layer="layout" svg:width="9.472cm" svg:height="7.104cm" svg:x="11.3cm" svg:y="2cm">
          <draw:image xlink:href="Pictures/1000000100000280000001E059819D79A01F28AF.png" xlink:type="simple" xlink:show="embed" xlink:actuate="onLoad" draw:mime-type="image/png">
            <text:p/>
          </draw:image>
        </draw:frame>
        <draw:frame draw:style-name="gr3" draw:text-style-name="P2" draw:layer="layout" svg:width="3.741cm" svg:height="0.962cm" svg:x="12.3cm" svg:y="9.338cm">
          <draw:text-box>
            <text:p>Periode 4 d</text:p>
          </draw:text-box>
        </draw:frame>
        <draw:frame draw:style-name="gr4" draw:text-style-name="P2" draw:layer="layout" svg:width="6.492cm" svg:height="1.673cm" svg:x="13.208cm" svg:y="20.927cm">
          <draw:text-box>
            <text:p>fernleitung_cold </text:p>
            <text:p>durchschnitt zu war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15T07:49:12.056000000</dc:date>
    <meta:editing-duration>PT14M</meta:editing-duration>
    <meta:editing-cycles>3</meta:editing-cycles>
    <meta:generator>LibreOffice/7.4.7.2$Windows_X86_64 LibreOffice_project/723314e595e8007d3cf785c16538505a1c878ca5</meta:generator>
    <meta:document-statistic meta:object-count="7"/>
  </office:meta>
</office:document-meta>
</file>